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300000783BB64E431.png"/>
  <manifest:file-entry manifest:media-type="image/png" manifest:full-path="Pictures/10000201000000C200000030D9434AB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fo:margin-right="-0.0021in" table:align="margins"/>
    </style:style>
    <style:style style:name="Table4.A" style:family="table-column">
      <style:table-column-properties style:column-width="1.2604in" style:rel-column-width="11924*"/>
    </style:style>
    <style:style style:name="Table4.B" style:family="table-column">
      <style:table-column-properties style:column-width="1.1771in" style:rel-column-width="11136*"/>
    </style:style>
    <style:style style:name="Table4.C" style:family="table-column">
      <style:table-column-properties style:column-width="0.8646in" style:rel-column-width="8179*"/>
    </style:style>
    <style:style style:name="Table4.D" style:family="table-column">
      <style:table-column-properties style:column-width="3.625in" style:rel-column-width="34296*"/>
    </style:style>
    <style:style style:name="Table4.1" style:family="table-row">
      <style:table-row-properties style:keep-together="false" fo:keep-together="always"/>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25in" style:rel-column-width="11825*"/>
    </style:style>
    <style:style style:name="Table3.B" style:family="table-column">
      <style:table-column-properties style:column-width="1.1771in" style:rel-column-width="11136*"/>
    </style:style>
    <style:style style:name="Table3.C" style:family="table-column">
      <style:table-column-properties style:column-width="0.8646in" style:rel-column-width="8179*"/>
    </style:style>
    <style:style style:name="Table3.D" style:family="table-column">
      <style:table-column-properties style:column-width="3.6354in" style:rel-column-width="34395*"/>
    </style:style>
    <style:style style:name="Table3.1" style:family="table-row">
      <style:table-row-properties style:keep-together="false" fo:keep-together="always"/>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2604in" style:rel-column-width="11924*"/>
    </style:style>
    <style:style style:name="Table1.B" style:family="table-column">
      <style:table-column-properties style:column-width="1.1771in" style:rel-column-width="11136*"/>
    </style:style>
    <style:style style:name="Table1.C" style:family="table-column">
      <style:table-column-properties style:column-width="0.8646in" style:rel-column-width="8179*"/>
    </style:style>
    <style:style style:name="Table1.D" style:family="table-column">
      <style:table-column-properties style:column-width="3.625in" style:rel-column-width="3429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25in" style:rel-column-width="11825*"/>
    </style:style>
    <style:style style:name="Table2.B" style:family="table-column">
      <style:table-column-properties style:column-width="1.1771in" style:rel-column-width="11136*"/>
    </style:style>
    <style:style style:name="Table2.C" style:family="table-column">
      <style:table-column-properties style:column-width="0.8646in" style:rel-column-width="8179*"/>
    </style:style>
    <style:style style:name="Table2.D" style:family="table-column">
      <style:table-column-properties style:column-width="3.6354in" style:rel-column-width="34395*"/>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2604in" style:rel-column-width="11924*"/>
    </style:style>
    <style:style style:name="Table5.B" style:family="table-column">
      <style:table-column-properties style:column-width="1.1771in" style:rel-column-width="11136*"/>
    </style:style>
    <style:style style:name="Table5.C" style:family="table-column">
      <style:table-column-properties style:column-width="0.8646in" style:rel-column-width="8179*"/>
    </style:style>
    <style:style style:name="Table5.D" style:family="table-column">
      <style:table-column-properties style:column-width="3.625in" style:rel-column-width="34296*"/>
    </style:style>
    <style:style style:name="Table5.1" style:family="table-row">
      <style:table-row-properties style:keep-together="false" fo:keep-together="always"/>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1.25in" style:rel-column-width="11825*"/>
    </style:style>
    <style:style style:name="Table6.B" style:family="table-column">
      <style:table-column-properties style:column-width="1.1771in" style:rel-column-width="11136*"/>
    </style:style>
    <style:style style:name="Table6.C" style:family="table-column">
      <style:table-column-properties style:column-width="0.8646in" style:rel-column-width="8179*"/>
    </style:style>
    <style:style style:name="Table6.D" style:family="table-column">
      <style:table-column-properties style:column-width="3.6354in" style:rel-column-width="34395*"/>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end" style:justify-single-word="false"/>
      <style:text-properties style:font-name="Verdana1"/>
    </style:style>
    <style:style style:name="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P3" style:family="paragraph" style:parent-style-name="Text_20_body">
      <style:paragraph-properties fo:text-align="justify" style:justify-single-word="false"/>
      <style:text-properties style:font-name="Verdana1" fo:font-size="10pt" style:font-size-asian="8.75pt" style:font-size-complex="10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able_20_Contents">
      <style:paragraph-properties fo:text-align="center" style:justify-single-word="fals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list-style-name="L2"/>
    <style:style style:name="P16" style:family="paragraph" style:parent-style-name="Text_20_body" style:list-style-name="L1">
      <style:paragraph-properties fo:text-align="start" style:justify-single-word="false"/>
    </style:style>
    <style:style style:name="P17" style:family="paragraph" style:parent-style-name="Text_20_body" style:list-style-name="L3"/>
    <style:style style:name="P18" style:family="paragraph" style:parent-style-name="Heading_20_1">
      <style:paragraph-properties fo:break-before="page"/>
    </style:style>
    <style:style style:name="P19" style:family="paragraph" style:parent-style-name="Table_20_Contents">
      <style:paragraph-properties fo:text-align="center" style:justify-single-word="false"/>
    </style:style>
    <style:style style:name="P20"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a xlink:type="simple" xlink:href="#2.Overview|outline" text:style-name="Internet_20_link" text:visited-style-name="Internet_20_link">Overview<text:tab/>1</text:a></text:p>
          <text:p text:style-name="P8"><text:a xlink:type="simple" xlink:href="#3.Minimum Requirements|outline" text:style-name="Internet_20_link" text:visited-style-name="Internet_20_link">Minimum Requirements<text:tab/>2</text:a></text:p>
          <text:p text:style-name="P9"><text:a xlink:type="simple" xlink:href="#3.1.Support REST-style usage|outline" text:style-name="Internet_20_link" text:visited-style-name="Internet_20_link">Support REST-style usage<text:tab/>2</text:a></text:p>
          <text:p text:style-name="P9"><text:a xlink:type="simple" xlink:href="#3.2.Creation of meetings|outline" text:style-name="Internet_20_link" text:visited-style-name="Internet_20_link">Creation of meetings<text:tab/>2</text:a></text:p>
          <text:p text:style-name="P9"><text:a xlink:type="simple" xlink:href="#3.3.Joining meetings as moderator or attendee|outline" text:style-name="Internet_20_link" text:visited-style-name="Internet_20_link">Joining meetings as moderator or attendee<text:tab/>3</text:a></text:p>
          <text:p text:style-name="P9"><text:a xlink:type="simple" xlink:href="#3.4.Back-office API for administration applications|outline" text:style-name="Internet_20_link" text:visited-style-name="Internet_20_link">Back-office API for administration applications<text:tab/>3</text:a></text:p>
          <text:p text:style-name="P9"><text:a xlink:type="simple" xlink:href="#3.5.Security|outline" text:style-name="Internet_20_link" text:visited-style-name="Internet_20_link">Security<text:tab/>3</text:a></text:p>
          <text:p text:style-name="P9"><text:a xlink:type="simple" xlink:href="#3.6.Error handling|outline" text:style-name="Internet_20_link" text:visited-style-name="Internet_20_link">Error handling<text:tab/>4</text:a></text:p>
          <text:p text:style-name="P8"><text:a xlink:type="simple" xlink:href="#4.Optional Requirements|outline" text:style-name="Internet_20_link" text:visited-style-name="Internet_20_link">Optional Requirements<text:tab/>4</text:a></text:p>
          <text:p text:style-name="P9"><text:a xlink:type="simple" xlink:href="#4.1.Support for JSON / JSONP|outline" text:style-name="Internet_20_link" text:visited-style-name="Internet_20_link">Support for JSON / JSONP<text:tab/>4</text:a></text:p>
          <text:p text:style-name="P9"><text:a xlink:type="simple" xlink:href="#4.2.Meeting event callbacks|outline" text:style-name="Internet_20_link" text:visited-style-name="Internet_20_link">Meeting event callbacks<text:tab/>4</text:a></text:p>
          <text:p text:style-name="P8"><text:a xlink:type="simple" xlink:href="#5.API Calls|outline" text:style-name="Internet_20_link" text:visited-style-name="Internet_20_link">API Calls<text:tab/>5</text:a></text:p>
          <text:p text:style-name="P9"><text:a xlink:type="simple" xlink:href="#5.1.Standard parameters and responses|outline" text:style-name="Internet_20_link" text:visited-style-name="Internet_20_link">Standard parameters and responses<text:tab/>5</text:a></text:p>
          <text:p text:style-name="P11"><text:a xlink:type="simple" xlink:href="#5.1.0.1.Parameters:|outline" text:style-name="Internet_20_link" text:visited-style-name="Internet_20_link">Parameters:<text:tab/>5</text:a></text:p>
          <text:p text:style-name="P11"><text:a xlink:type="simple" xlink:href="#5.1.0.2.Response:|outline" text:style-name="Internet_20_link" text:visited-style-name="Internet_20_link">Response:<text:tab/>6</text:a></text:p>
          <text:p text:style-name="P9"><text:a xlink:type="simple" xlink:href="#5.2.Meeting workflow calls|outline" text:style-name="Internet_20_link" text:visited-style-name="Internet_20_link">Meeting workflow calls<text:tab/>6</text:a></text:p>
          <text:p text:style-name="P10"><text:a xlink:type="simple" xlink:href="#5.2.1.Create meeting (create)|outline" text:style-name="Internet_20_link" text:visited-style-name="Internet_20_link">Create meeting (create)<text:tab/>7</text:a></text:p>
          <text:p text:style-name="P11"><text:a xlink:type="simple" xlink:href="#5.2.1.1.Parameters:|outline" text:style-name="Internet_20_link" text:visited-style-name="Internet_20_link">Parameters:<text:tab/>7</text:a></text:p>
          <text:p text:style-name="P11"><text:a xlink:type="simple" xlink:href="#5.2.1.2.Response:|outline" text:style-name="Internet_20_link" text:visited-style-name="Internet_20_link">Response:<text:tab/>8</text:a></text:p>
          <text:p text:style-name="P10"><text:a xlink:type="simple" xlink:href="#5.2.2.Join meeting (join)|outline" text:style-name="Internet_20_link" text:visited-style-name="Internet_20_link">Join meeting (join)<text:tab/>8</text:a></text:p>
          <text:p text:style-name="P11"><text:a xlink:type="simple" xlink:href="#5.2.2.1.Parameters:|outline" text:style-name="Internet_20_link" text:visited-style-name="Internet_20_link">Parameters:<text:tab/>8</text:a></text:p>
          <text:p text:style-name="P11"><text:a xlink:type="simple" xlink:href="#5.2.2.2.Response:|outline" text:style-name="Internet_20_link" text:visited-style-name="Internet_20_link">Response:<text:tab/>9</text:a></text:p>
          <text:p text:style-name="P10"><text:a xlink:type="simple" xlink:href="#5.2.3.Get meeting token (getToken)|outline" text:style-name="Internet_20_link" text:visited-style-name="Internet_20_link">Get meeting token (getToken)<text:tab/>9</text:a></text:p>
          <text:p text:style-name="P9"><text:a xlink:type="simple" xlink:href="#5.3.Back-office administration calls|outline" text:style-name="Internet_20_link" text:visited-style-name="Internet_20_link">Back-office administration calls<text:tab/>9</text:a></text:p>
        </text:index-body>
      </text:table-of-content>
      <text:h text:style-name="Heading_20_1" text:outline-level="1"/>
      <text:h text:style-name="Heading_20_1" text:outline-level="1">Overview</text:h>
      <text:p text:style-name="P3">This document will outline the API needed for integrating BigBlueButton with other applications. <text:s/>The first draft will simply try to list as many of the needed API calls and features as possible, and the possible variations of each, as well as other requirements that may be necessary. <text:s/>As it progresses, this document could be converted into the API documentation, listing each call and the required or optional parameters, et cetera.</text:p>
      <text:p text:style-name="P4"/>
      <text:h text:style-name="P18" text:outline-level="1">Minimum Requirements</text:h>
      <text:p text:style-name="Text_20_body">Minimally, the API should have the following features.</text:p>
      <text:h text:style-name="Heading_20_2" text:outline-level="2">Support REST-style usage</text:h>
      <text:list xml:id="list878051630" text:style-name="L1">
        <text:list-item>
          <text:p text:style-name="P12">All parameters should be able to be passed as simple URL query parameters</text:p>
        </text:list-item>
        <text:list-item>
          <text:p text:style-name="P12">This eliminates the need for XML generation on the API client side.</text:p>
        </text:list-item>
      </text:list>
      <text:h text:style-name="Heading_20_2" text:outline-level="2">Creation of meetings</text:h>
      <text:list xml:id="list116699518" text:continue-numbering="true" text:style-name="L1">
        <text:list-item>
          <text:p text:style-name="P12">Users will need to be able to create adhoc meetings that were not previously scheduled within the built-in BBB scheduling application. <text:s/>Preferably, this will eliminate the need for MySQL altogether on the BBB side for those clients that only use the API and do not use the scheduling application. <text:s/>In other words, the API should not save the meetings to the database unnecessarily – but because of the short nature of the meeting lifecycle, they could be held in memory instead.</text:p>
        </text:list-item>
        <text:list-item>
          <text:p text:style-name="P12">This call will need to support meeting settings from the third-party application, such as passwords (moderator, attendee, etc.) and maximum number of attendees, as well as other settings that are available through the scheduling application.</text:p>
        </text:list-item>
        <text:list-item>
          <text:p text:style-name="P12">When BBB creates a meeting, it will need to support an external alphanumeric meeting ID created by the third-party application, as many applications will assign their own meeting ID to the meeting, and may not be able to store and use BBB's internal meeting token.</text:p>
          <text:list>
            <text:list-item>
              <text:p text:style-name="P12">For this reason, it would be good to accept the meeting ID as an optional parameter as well as the passwords for each type of attendee (moderator, etc).</text:p>
              <text:list>
                <text:list-item>
                  <text:p text:style-name="P12">If these are not supplied, passwords will be generated and the internal token will be used with no external meeting ID.</text:p>
                </text:list-item>
              </text:list>
            </text:list-item>
            <text:list-item>
              <text:p text:style-name="P12">The meeting ID as well as the meeting token should be returned in the response so that either one could be used later by the third party application.</text:p>
            </text:list-item>
            <text:list-item>
              <text:p text:style-name="P12">Any other meeting-related call should be able to lookup meetings by <text:span text:style-name="T2">either</text:span><text:span text:style-name="T1"> </text:span><text:span text:style-name="T4">the user-specified meeting ID (in combination with one of the passwords) </text:span><text:span text:style-name="T1">or</text:span><text:span text:style-name="T4"> the system-generated meeting token.</text:span></text:p>
              <text:list>
                <text:list-item>
                  <text:p text:style-name="P13">i.e. - when the third-party app allows an attendee to join a meeting, it should be able to pass the meeting ID that it assigned the meeting as well as the attendee's password to let the user join.</text:p>
                </text:list-item>
              </text:list>
            </text:list-item>
          </text:list>
        </text:list-item>
        <text:list-item>
          <text:p text:style-name="P12">This call should support two types of responses:</text:p>
        </text:list-item>
      </text:list>
      <text:list xml:id="list1638492909" text:style-name="L2">
        <text:list-item>
          <text:list>
            <text:list-item>
              <text:p text:style-name="P15">The standard XML-response call. <text:s/>Since most API calls will return XML (or optionally JSON – see optional requirements below), the default should be to return a URL that the user could be redirected to. <text:s/>The URL would contain a token that the API would use to lookup the user's information (stored from the first call) and then redirect the user into the meeting.</text:p>
            </text:list-item>
            <text:list-item>
              <text:p text:style-name="P14">A direct-entry response. <text:s/>Assuming that some apps would not care if they simply <text:soft-page-break/>redirected their user to /api/create?fullName=Some+Guy&amp;password=123456 then an optional parameter could tell the API call that this is an actual user, and there is no need to return a URL with a token, but instead, the user is making this request and should be redirected directly into the created conference.</text:p>
            </text:list-item>
          </text:list>
        </text:list-item>
      </text:list>
      <text:h text:style-name="Heading_20_2" text:outline-level="2">Joining meetings as moderator or attendee</text:h>
      <text:list xml:id="list1885653886" text:continue-list="list116699518" text:style-name="L1">
        <text:list-item>
          <text:p text:style-name="P12">Clients will need to be able to send their users (moderators and attendees) into BBB meetings via a redirect to a URL.</text:p>
        </text:list-item>
        <text:list-item>
          <text:p text:style-name="P12">When doing so, they will need to be able to specify the type of user this is (i.e. attendee or moderator), as well as the user's display name, and perhaps enable or disable other features for this user.</text:p>
        </text:list-item>
        <text:list-item>
          <text:p text:style-name="P12">This call should support meeting lookup by either third-party meeting ID or internal meeting token, just like create meeting.</text:p>
        </text:list-item>
        <text:list-item>
          <text:p text:style-name="P13">This call should support standard XML and direct-entry responses, just like create meeting.</text:p>
        </text:list-item>
      </text:list>
      <text:h text:style-name="Heading_20_2" text:outline-level="2">Back-office API for administration applications</text:h>
      <text:p text:style-name="Standard">Some API calls will be necessary to provide integration with back-office applications. <text:s/>Examples include:</text:p>
      <text:list xml:id="list1823441539" text:continue-numbering="true" text:style-name="L1">
        <text:list-item>
          <text:p text:style-name="P12">isMeetingRunning – would take either the app-supplied meeting ID and a password or the app-generated token to lookup a meeting and signal to the third party application if the meeting is still in progress.</text:p>
        </text:list-item>
        <text:list-item>
          <text:p text:style-name="P12">listAttendees – returns a list of the current attendees in the meeting, their join time, and their moderator / attendee status.</text:p>
          <text:list>
            <text:list-item>
              <text:p text:style-name="P12">Optionally will return whether or not they are sharing their webcam, etc.</text:p>
            </text:list-item>
            <text:list-item>
              <text:p text:style-name="P12">Optionally will return disconnected attendees with their join and disconnect time (useful for auditing on the third party app side – not sure if this info is currently tracked after disconnect).</text:p>
            </text:list-item>
          </text:list>
        </text:list-item>
        <text:list-item>
          <text:p text:style-name="P12">endMeeting – used to forcibly end a meeting and kick all users out of the meeting room, regardless of current state</text:p>
        </text:list-item>
        <text:list-item>
          <text:p text:style-name="P12">getMeetingInfo – takes the meeting ID or token and responds with various information about the meeting, such as start time, number of attendees, maximum attendees, etc.</text:p>
        </text:list-item>
      </text:list>
      <text:h text:style-name="Heading_20_2" text:outline-level="2">Security</text:h>
      <text:p text:style-name="Standard">The API will need a way to be secured so that third-party apps may make calls to it, but not allow other people (end users) to make similar calls to create their own meetings, etc.</text:p>
      <text:list xml:id="list668559600" text:continue-numbering="true" text:style-name="L1">
        <text:list-item>
          <text:p text:style-name="P12">For instance, if a web page has embedded within it JavaScript that calls to the BBB API to create a meeting, an end-user could see this call being made, copy the URL, and by changing a meeting ID, create their own meeting. <text:s/>Or they could modify the maximum number of attendees by tweaking that particular URL parameter. <text:s/>Since this is an abuse of the system, this should be protected against.</text:p>
        </text:list-item>
        <text:list-item>
          <text:p text:style-name="P12">A possible solution would be to have a server-side salt in the BBB API service. <text:s/>The third-<text:soft-page-break/>party application would also know this salt and could MD5 or SHA1 hash the combination of URL parameters and the secret salt. <text:s/>Since end-users would not know this salt, they could not modify query parameters to abuse the service for their own meetings.</text:p>
          <text:list>
            <text:list-item>
              <text:p text:style-name="P16">For example, <text:span text:style-name="T4">/api/create?fullName=Guy&amp;password=123456 could become /api/create?fullName=Guy&amp;password=123456&amp;checksum=4ca016bcd893e9cf2d4b73d9ac1a0859 or /api/create?fullName=Guy&amp;password=123456&amp;checksum=d1bf7f07403bcb2b5c2f7b62ae5504599a539b69</text:span></text:p>
            </text:list-item>
            <text:list-item>
              <text:p text:style-name="P12">Note that some users may prefer to have an insecure installation rather than having the additional “hassle” of using the security measures. <text:s/>So, while the secure method should be the default, it is likely that we would need to support operating insecurely.</text:p>
            </text:list-item>
            <text:list-item>
              <text:p text:style-name="P12">Either of these hash methods would provide easy security – since implementations exist in nearly all programming languages (including JavaScript for the simplest integrations<text:note text:id="ftn1" text:note-class="footnote"><text:note-citation>1</text:note-citation><text:note-body><text:p text:style-name="Footnote"><text:a xlink:type="simple" xlink:href="http://pajhome.org.uk/crypt/md5/">http://pajhome.org.uk/crypt/md5/</text:a></text:p></text:note-body></text:note>).</text:p>
            </text:list-item>
          </text:list>
        </text:list-item>
      </text:list>
      <text:h text:style-name="Heading_20_2" text:outline-level="2">Error handling</text:h>
      <text:list xml:id="list1701235524" text:continue-numbering="true" text:style-name="L1">
        <text:list-item>
          <text:p text:style-name="P12">Any invalid API calls should return a properly formatted document that contains enough information for the user to be able to determine what the error is. </text:p>
        </text:list-item>
        <text:list-item>
          <text:p text:style-name="P12">It would be good if this returned a reasonable error message as well as a distinct error key for each type of error so that end users could internationalize their applications and provide custom messages based only on the key that we return.</text:p>
          <text:list>
            <text:list-item>
              <text:p text:style-name="P12">i.e. - an invalid request may return an error message of “No conference exists with that token ID” but the error key returned is simply “invalidTokenID”.</text:p>
            </text:list-item>
          </text:list>
        </text:list-item>
      </text:list>
      <text:h text:style-name="Heading_20_1" text:outline-level="1">Optional Requirements</text:h>
      <text:h text:style-name="Heading_20_2" text:outline-level="2">Support for JSON / JSONP</text:h>
      <text:list xml:id="list1566399400" text:style-name="L3">
        <text:list-item>
          <text:p text:style-name="P17">It would be very nice to optionally allow JSON responses, and to support JSONP. <text:s/>This would allow for very simple integrations, even within static or almost-static webpages using JavaScript as the primary integration language. <text:s/>It should not be assumed that all users will be running custom software on a server and be able to process XML responses, etc.</text:p>
        </text:list-item>
      </text:list>
      <text:h text:style-name="Heading_20_2" text:outline-level="2">Meeting event callbacks</text:h>
      <text:p text:style-name="Text_20_body">This may actually even be called a “reverse API” - where we define an interface that the third-party application can implement to be notified of events. <text:s/>This would not be necessary for the first version of the API, but would be a nice feature for future enhancements. <text:s/>More details:</text:p>
      <text:list xml:id="list539740051" text:continue-numbering="true" text:style-name="L3">
        <text:list-item>
          <text:p text:style-name="P17">When major events happen within meetings, it would be very helpful to provide a way for third-party applications to be notified of these events. <text:s/>For instance, when a user joins a conference, they will presumably be joining through the third-party app. However, when they leave the conference, the app may have certain auditing that it needs to do to record <text:soft-page-break/>their disconnect time, etc. <text:s/>If BBB could make some callback to the application, this would assist in such scenarios.</text:p>
        </text:list-item>
        <text:list-item>
          <text:p text:style-name="P17">For example, the application may be able to register a URL that BBB would call with status updates. <text:s/>BBB would define an API that such an app would be required to implement at that URL.</text:p>
          <text:list>
            <text:list-item>
              <text:p text:style-name="P17">i.e. - BBB could call:</text:p>
              <text:list>
                <text:list-item>
                  <text:p text:style-name="P17"><text:a xlink:type="simple" xlink:href="http://third-party-app/bbb-integration.php?event=userLeft&amp;userID=1234">http://third-party-app/bbb-integ.php?event=userLeft&amp;userID=1234 </text:a></text:p>
                </text:list-item>
                <text:list-item>
                  <text:p text:style-name="P17"><text:a xlink:type="simple" xlink:href="http://third-party-app/bbb-integ.php?event=meetingEnded&amp;meetingID=abcd">http://third-party-app/bbb-integ.php?event=meetingEnded&amp;meetingID=abcd</text:a></text:p>
                </text:list-item>
              </text:list>
            </text:list-item>
          </text:list>
        </text:list-item>
        <text:list-item>
          <text:p text:style-name="P17">Or, perhaps we simply do this through ActiveMQ – firing events via a message to ActiveMQ into a queue that could be polled or listened to from the third-party application. <text:s/>ActiveMQ has client implementations in all nearly major languages<text:note text:id="ftn2" text:note-class="footnote"><text:note-citation>2</text:note-citation><text:note-body><text:p text:style-name="Footnote"><text:a xlink:type="simple" xlink:href="http://activemq.apache.org/cross-language-clients.html">http://activemq.apache.org/cross-language-clients.html</text:a></text:p></text:note-body></text:note> and although it may require a slightly more complex integration on the client side, it would give the greatest flexibility. <text:s/>It would also automatically include failure handling, etc (as in, if we are calling an HTTP page to notify of an event and it fails, we must handle recall strategies, etc., whereas if we simply queue a message, if the app fails to get the message, it can get it the next time it polls the queue).</text:p>
        </text:list-item>
      </text:list>
      <text:h text:style-name="Heading_20_1" text:outline-level="1">API Calls</text:h>
      <text:h text:style-name="Heading_20_2" text:outline-level="2">Standard parameters and responses</text:h>
      <text:p text:style-name="Text_20_body">The following response parameters are standard to every call and may be returned from any call.</text:p>
      <text:h text:style-name="P20" text:outline-level="4">Parameters:</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Table_20_Heading">Param Name</text:p>
            </table:table-cell>
            <table:table-cell table:style-name="Table4.A1" office:value-type="string">
              <text:p text:style-name="Table_20_Heading">Required / Optional</text:p>
            </table:table-cell>
            <table:table-cell table:style-name="Table4.A1" office:value-type="string">
              <text:p text:style-name="Table_20_Heading">Type</text:p>
            </table:table-cell>
            <table:table-cell table:style-name="Table4.D1" office:value-type="string">
              <text:p text:style-name="Table_20_Heading">Description</text:p>
            </table:table-cell>
          </table:table-row>
        </table:table-header-rows>
        <table:table-row table:style-name="Table4.1">
          <table:table-cell table:style-name="Table4.A2" office:value-type="string">
            <text:p text:style-name="P7">checksum</text:p>
          </table:table-cell>
          <table:table-cell table:style-name="Table4.A2" office:value-type="string">
            <text:p text:style-name="P7">Varies</text:p>
          </table:table-cell>
          <table:table-cell table:style-name="Table4.A2" office:value-type="string">
            <text:p text:style-name="P7">String</text:p>
          </table:table-cell>
          <table:table-cell table:style-name="Table4.D2" office:value-type="string">
            <text:p text:style-name="Table_20_Contents">TODO: NEED TO DETERMINE EXACT IMPLEMENTATION BEFORE WE CAN DOCUMENT ITS USAGE. <text:s/>See the “<text:a xlink:type="simple" xlink:href="#3.5.Security|outline">Security</text:a>” section for more details of the proposed usage for this parameter.</text:p>
            <text:p text:style-name="Table_20_Contents"/>
            <text:p text:style-name="Table_20_Contents">This will be basically an SHA-1 hash of queryString + securitySalt. <text:s/>The security salt will be configured into the application at deploy time. If a security salt is present, all calls to the API must include the checksum parameter.</text:p>
            <text:p text:style-name="Table_20_Contents"/>
            <text:p text:style-name="Table_20_Contents">TODO: More documentation to come....</text:p>
          </table:table-cell>
        </table:table-row>
      </table:table>
      <text:h text:style-name="P20" text:outline-level="4"><text:soft-page-break/>Response:</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Table_20_Heading">Param Name</text:p>
            </table:table-cell>
            <table:table-cell table:style-name="Table3.A1" office:value-type="string">
              <text:p text:style-name="Table_20_Heading">When Returned</text:p>
            </table:table-cell>
            <table:table-cell table:style-name="Table3.A1" office:value-type="string">
              <text:p text:style-name="Table_20_Heading">Type</text:p>
            </table:table-cell>
            <table:table-cell table:style-name="Table3.D1" office:value-type="string">
              <text:p text:style-name="Table_20_Heading">Description</text:p>
            </table:table-cell>
          </table:table-row>
        </table:table-header-rows>
        <table:table-row table:style-name="Table3.1">
          <table:table-cell table:style-name="Table3.A2" office:value-type="string">
            <text:p text:style-name="P7">returnCode</text:p>
          </table:table-cell>
          <table:table-cell table:style-name="Table3.A2" office:value-type="string">
            <text:p text:style-name="P7">Always</text:p>
          </table:table-cell>
          <table:table-cell table:style-name="Table3.A2" office:value-type="string">
            <text:p text:style-name="P7">String</text:p>
          </table:table-cell>
          <table:table-cell table:style-name="Table3.D2" office:value-type="string">
            <text:p text:style-name="Table_20_Contents">Indicates whether the intended function was successful or not. <text:s/>Always one of two values:</text:p>
            <text:p text:style-name="Table_20_Contents"><text:span text:style-name="T3">FAILED</text:span> – there was an error of some sort – look for the message and messageKey for more information. <text:s/>Note that if the returnCode is FAILED, the call-specific response parameters marked as “always returned” will not be returned. <text:s/>They are only returned as part of successful responses.</text:p>
            <text:p text:style-name="Table_20_Contents"><text:span text:style-name="T1">SUCCESS</text:span> – the call succeeded – the other parameters that are normally associated with this call will be returned.</text:p>
          </table:table-cell>
        </table:table-row>
        <table:table-row table:style-name="Table3.1">
          <table:table-cell table:style-name="Table3.A2" office:value-type="string">
            <text:p text:style-name="P7">message</text:p>
          </table:table-cell>
          <table:table-cell table:style-name="Table3.A2" office:value-type="string">
            <text:p text:style-name="P7">Sometimes</text:p>
          </table:table-cell>
          <table:table-cell table:style-name="Table3.A2" office:value-type="string">
            <text:p text:style-name="P7">String</text:p>
          </table:table-cell>
          <table:table-cell table:style-name="Table3.D2" office:value-type="string">
            <text:p text:style-name="Table_20_Contents">A message that gives additional information about the status of the call. <text:s/>A message parameter will always be returned if the returnCode was FAILED. <text:s/>A message may also be returned in some cases where returnCode was SUCCESS if additional information would be helpful.</text:p>
          </table:table-cell>
        </table:table-row>
        <table:table-row table:style-name="Table3.1">
          <table:table-cell table:style-name="Table3.A2" office:value-type="string">
            <text:p text:style-name="P7">messageKey</text:p>
          </table:table-cell>
          <table:table-cell table:style-name="Table3.A2" office:value-type="string">
            <text:p text:style-name="P7">Sometimes</text:p>
          </table:table-cell>
          <table:table-cell table:style-name="Table3.A2" office:value-type="string">
            <text:p text:style-name="P7">String</text:p>
          </table:table-cell>
          <table:table-cell table:style-name="Table3.D2" office:value-type="string">
            <text:p text:style-name="Table_20_Contents">Provides similar functionality to the message and follows the same rules. <text:s/>However, a message key will be much shorter and will generally remain the same for the life of the API whereas a message may change over time. <text:s/>If your third party application would like to internationalize or otherwise change the standard messages returned, you can look up your own custom messages based on this messageKey.</text:p>
          </table:table-cell>
        </table:table-row>
      </table:table>
      <text:p text:style-name="P6"/>
      <text:h text:style-name="Heading_20_2" text:outline-level="2">Meeting workflow calls</text:h>
      <text:p text:style-name="Text_20_body">These calls are the primary calls of the API. <text:s/>They are used for creating and joining meetings.</text:p>
      <text:p text:style-name="Text_20_body"><text:span text:style-name="T8">NOTE:</text:span> Parameters marked with <text:span text:style-name="T6">**</text:span> are not yet fully supported. <text:s/>You can pass them in to the controller, but they may not have any actual effect on the conference. <text:s/>This is more a limitation based on support by the actual BBB application more than the API itself.</text:p>
      <text:h text:style-name="Heading_20_3" text:outline-level="3">Create meeting (create)</text:h>
      <text:p text:style-name="P5">Example URL: <text:span text:style-name="T4">/api/create?[parameters]&amp;checksum=[checksum]</text:span></text:p>
      <text:h text:style-name="P20" text:outline-level="4"><text:soft-page-break/>Parameters:</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Param Name</text:p>
            </table:table-cell>
            <table:table-cell table:style-name="Table1.A1" office:value-type="string">
              <text:p text:style-name="Table_20_Heading">Required / Optional</text:p>
            </table:table-cell>
            <table:table-cell table:style-name="Table1.A1" office:value-type="string">
              <text:p text:style-name="Table_20_Heading">Type</text:p>
            </table:table-cell>
            <table:table-cell table:style-name="Table1.D1" office:value-type="string">
              <text:p text:style-name="Table_20_Heading">Description</text:p>
            </table:table-cell>
          </table:table-row>
        </table:table-header-rows>
        <table:table-row table:style-name="Table1.1">
          <table:table-cell table:style-name="Table1.A2" office:value-type="string">
            <text:p text:style-name="P7">name </text:p>
          </table:table-cell>
          <table:table-cell table:style-name="Table1.A2" office:value-type="string">
            <text:p text:style-name="P7">Required</text:p>
          </table:table-cell>
          <table:table-cell table:style-name="Table1.A2" office:value-type="string">
            <text:p text:style-name="P7">String</text:p>
          </table:table-cell>
          <table:table-cell table:style-name="Table1.D2" office:value-type="string">
            <text:p text:style-name="Table_20_Contents">A name for the meeting.</text:p>
            <text:p text:style-name="Table_20_Contents">TODO: does a meeting currently have a notion of a name? <text:s/>If not, we can delete this.</text:p>
          </table:table-cell>
        </table:table-row>
        <table:table-row table:style-name="Table1.1">
          <table:table-cell table:style-name="Table1.A2" office:value-type="string">
            <text:p text:style-name="P7">meetingID</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A meeting ID that can be used to identify this meeting by the third party application. <text:s/>This is optional, and if not supplied, BBB will generate a meeting token that can be used to identify the meeting.</text:p>
          </table:table-cell>
        </table:table-row>
        <table:table-row table:style-name="Table1.1">
          <table:table-cell table:style-name="Table1.A2" office:value-type="string">
            <text:p text:style-name="P7">attendeePW</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The password that will be required for attendees to join the meeting. <text:s/>This is optional, and if not supplied, BBB will assign a random password.</text:p>
          </table:table-cell>
        </table:table-row>
        <table:table-row table:style-name="Table1.1">
          <table:table-cell table:style-name="Table1.A2" office:value-type="string">
            <text:p text:style-name="P7">moderatorPW</text:p>
          </table:table-cell>
          <table:table-cell table:style-name="Table1.A2" office:value-type="string">
            <text:p text:style-name="P7">Optional</text:p>
          </table:table-cell>
          <table:table-cell table:style-name="Table1.A2" office:value-type="string">
            <text:p text:style-name="P7">String</text:p>
          </table:table-cell>
          <table:table-cell table:style-name="Table1.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row table:style-name="Table1.1">
          <table:table-cell table:style-name="Table1.A2" office:value-type="string">
            <text:p text:style-name="P7">maxParticipants</text:p>
          </table:table-cell>
          <table:table-cell table:style-name="Table1.A2" office:value-type="string">
            <text:p text:style-name="P7">Optional<text:span text:style-name="T6"> **</text:span></text:p>
          </table:table-cell>
          <table:table-cell table:style-name="Table1.A2" office:value-type="string">
            <text:p text:style-name="P7">Number</text:p>
          </table:table-cell>
          <table:table-cell table:style-name="Table1.D2" office:value-type="string">
            <text:p text:style-name="Table_20_Contents">The maximum number of participants to allow into the meeting (including moderators). <text:s/>After this number of participants have joined, BBB will return an appropriate error for other users trying to join the meeting. <text:s/>A negative number indicates that an unlimited number of participants should be allowed (this is the default setting).</text:p>
          </table:table-cell>
        </table:table-row>
        <table:table-row table:style-name="Table1.1">
          <table:table-cell table:style-name="Table1.A2" office:value-type="string">
            <text:p text:style-name="P7">meetmeRoom</text:p>
          </table:table-cell>
          <table:table-cell table:style-name="Table1.A2" office:value-type="string">
            <text:p text:style-name="P7">Optional<text:span text:style-name="T6"> **</text:span></text:p>
          </table:table-cell>
          <table:table-cell table:style-name="Table1.A2" office:value-type="string">
            <text:p text:style-name="P7">String</text:p>
          </table:table-cell>
          <table:table-cell table:style-name="Table1.D2" office:value-type="string">
            <text:p text:style-name="Table_20_Contents">The name of the meetme room to use for audio conferencing.</text:p>
          </table:table-cell>
        </table:table-row>
        <table:table-row table:style-name="Table1.1">
          <table:table-cell table:style-name="Table1.A2" office:value-type="string">
            <text:p text:style-name="P7">meetmeServer</text:p>
          </table:table-cell>
          <table:table-cell table:style-name="Table1.A2" office:value-type="string">
            <text:p text:style-name="P7">Optional<text:span text:style-name="T6"> **</text:span></text:p>
          </table:table-cell>
          <table:table-cell table:style-name="Table1.A2" office:value-type="string">
            <text:p text:style-name="P7">String</text:p>
          </table:table-cell>
          <table:table-cell table:style-name="Table1.D2" office:value-type="string">
            <text:p text:style-name="Table_20_Contents">The name of the server that will be handling the audio portion of this conference.</text:p>
            <text:p text:style-name="Table_20_Contents">TODO: not sure if this is supported currently, but it would be very nice to allow this to be configurable and not assume that the Asterisk and BBB servers will have a 1:1 relationship. <text:s/>For example, some applications assign the web and audio portions to independent servers based on current load at the time of meeting creation.</text:p>
          </table:table-cell>
        </table:table-row>
      </table:table>
      <text:h text:style-name="P20" text:outline-level="4"><text:soft-page-break/>Response:</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Heading">Param Name</text:p>
            </table:table-cell>
            <table:table-cell table:style-name="Table2.A1" office:value-type="string">
              <text:p text:style-name="Table_20_Heading">When Returned</text:p>
            </table:table-cell>
            <table:table-cell table:style-name="Table2.A1" office:value-type="string">
              <text:p text:style-name="Table_20_Heading">Type</text:p>
            </table:table-cell>
            <table:table-cell table:style-name="Table2.D1" office:value-type="string">
              <text:p text:style-name="Table_20_Heading">Description</text:p>
            </table:table-cell>
          </table:table-row>
        </table:table-header-rows>
        <table:table-row table:style-name="Table2.1">
          <table:table-cell table:style-name="Table2.A2" office:value-type="string">
            <text:p text:style-name="P7">meetingToken</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internal meeting token assigned by the API for this meeting. <text:s/>It can be used by subsequent calls for joining or otherwise modifying a meeting's status.</text:p>
          </table:table-cell>
        </table:table-row>
        <table:table-row table:style-name="Table2.1">
          <table:table-cell table:style-name="Table2.A2" office:value-type="string">
            <text:p text:style-name="P7">meetingID</text:p>
          </table:table-cell>
          <table:table-cell table:style-name="Table2.A2" office:value-type="string">
            <text:p text:style-name="P7">Sometimes</text:p>
          </table:table-cell>
          <table:table-cell table:style-name="Table2.A2" office:value-type="string">
            <text:p text:style-name="P7">String</text:p>
          </table:table-cell>
          <table:table-cell table:style-name="Table2.D2" office:value-type="string">
            <text:p text:style-name="Table_20_Contents">The meeting ID supplied by the third party app, or null if none was supplied. <text:s/>If can be used in conjunction with a password in subsequent calls for joining or otherwise modifying a meeting's status.</text:p>
          </table:table-cell>
        </table:table-row>
        <table:table-row table:style-name="Table2.1">
          <table:table-cell table:style-name="Table2.A2" office:value-type="string">
            <text:p text:style-name="P7">attendeePW</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password that will be required for attendees to join the meeting. <text:s/>This is optional, and if not supplied, BBB will assign a random password.</text:p>
          </table:table-cell>
        </table:table-row>
        <table:table-row table:style-name="Table2.1">
          <table:table-cell table:style-name="Table2.A2" office:value-type="string">
            <text:p text:style-name="P7">moderatorPW</text:p>
          </table:table-cell>
          <table:table-cell table:style-name="Table2.A2" office:value-type="string">
            <text:p text:style-name="P7">Always</text:p>
          </table:table-cell>
          <table:table-cell table:style-name="Table2.A2" office:value-type="string">
            <text:p text:style-name="P7">String</text:p>
          </table:table-cell>
          <table:table-cell table:style-name="Table2.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
      <text:p text:style-name="P6"/>
      <text:h text:style-name="Heading_20_3" text:outline-level="3">Join meeting (join)</text:h>
      <text:h text:style-name="P20" text:outline-level="4">Parameters:</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Param Name</text:p>
            </table:table-cell>
            <table:table-cell table:style-name="Table5.A1" office:value-type="string">
              <text:p text:style-name="Table_20_Heading">Required / Optional</text:p>
            </table:table-cell>
            <table:table-cell table:style-name="Table5.A1" office:value-type="string">
              <text:p text:style-name="Table_20_Heading">Type</text:p>
            </table:table-cell>
            <table:table-cell table:style-name="Table5.D1" office:value-type="string">
              <text:p text:style-name="Table_20_Heading">Description</text:p>
            </table:table-cell>
          </table:table-row>
        </table:table-header-rows>
        <table:table-row table:style-name="Table5.1">
          <table:table-cell table:style-name="Table5.A2" office:value-type="string">
            <text:p text:style-name="P7">fullName </text:p>
          </table:table-cell>
          <table:table-cell table:style-name="Table5.A2" office:value-type="string">
            <text:p text:style-name="P7">Required</text:p>
          </table:table-cell>
          <table:table-cell table:style-name="Table5.A2" office:value-type="string">
            <text:p text:style-name="P7">String</text:p>
          </table:table-cell>
          <table:table-cell table:style-name="Table5.D2" office:value-type="string">
            <text:p text:style-name="Table_20_Contents">The full name that is to be used to identify this user to other conference attendees.</text:p>
          </table:table-cell>
        </table:table-row>
        <table:table-row table:style-name="Table5.1">
          <table:table-cell table:style-name="Table5.A2" office:value-type="string">
            <text:p text:style-name="P7">meetingToken</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The internal meeting token assigned by the API for this meeting when it was created. <text:s/>Note that <text:span text:style-name="T1">either</text:span><text:span text:style-name="T4"> the meetingToken or the meetingID along with one of the passwords </text:span><text:span text:style-name="T2">must</text:span><text:span text:style-name="T5"> be passed into this call in order to determine which meeting to join.</text:span></text:p>
          </table:table-cell>
        </table:table-row>
        <table:table-row table:style-name="Table5.1">
          <table:table-cell table:style-name="Table5.A2" office:value-type="string">
            <text:p text:style-name="P7">meetingID</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A meeting ID that can be used to identify this meeting by the third party application. <text:s/>This is optional, and if not supplied, BBB will generate a meeting token that can be used to identify the meeting.</text:p>
          </table:table-cell>
        </table:table-row>
        <table:table-row table:style-name="Table5.1">
          <table:table-cell table:style-name="Table5.A2" office:value-type="string">
            <text:p text:style-name="P7">attendeePW</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The password that will be required for attendees to join the meeting. <text:s/>This is optional, and if not supplied, BBB will assign a random password.</text:p>
          </table:table-cell>
        </table:table-row>
        <text:soft-page-break/>
        <table:table-row table:style-name="Table5.1">
          <table:table-cell table:style-name="Table5.A2" office:value-type="string">
            <text:p text:style-name="P7">moderatorPW</text:p>
          </table:table-cell>
          <table:table-cell table:style-name="Table5.A2" office:value-type="string">
            <text:p text:style-name="P7">Optional</text:p>
          </table:table-cell>
          <table:table-cell table:style-name="Table5.A2" office:value-type="string">
            <text:p text:style-name="P7">String</text:p>
          </table:table-cell>
          <table:table-cell table:style-name="Table5.D2" office:value-type="string">
            <text:p text:style-name="Table_20_Contents">The password that will be required for moderators to join the meeting or for certain administrative actions (i.e. ending a meeting). <text:s/>This is optional, and if not supplied, BBB will assign a random password.</text:p>
          </table:table-cell>
        </table:table-row>
        <table:table-row table:style-name="Table5.1">
          <table:table-cell table:style-name="Table5.A2" office:value-type="string">
            <text:p text:style-name="P7">redirectImmediately</text:p>
          </table:table-cell>
          <table:table-cell table:style-name="Table5.A2" office:value-type="string">
            <text:p text:style-name="P7">Optional</text:p>
          </table:table-cell>
          <table:table-cell table:style-name="Table5.A2" office:value-type="string">
            <text:p text:style-name="P7">Boolean</text:p>
          </table:table-cell>
          <table:table-cell table:style-name="Table5.D2" office:value-type="string">
            <text:p text:style-name="Table_20_Contents">If this is passed as true, then BBB will not return a URL for you to redirect the user to, but will instead treat this as an entry URL and will immediately set up the client session and redirect the user into the conference. <text:s/>Values can be either a 1 (one) or a 0 (zero), indicating true or false respectively. <text:s/>Defaults to false.</text:p>
          </table:table-cell>
        </table:table-row>
      </table:table>
      <text:h text:style-name="P20" text:outline-level="4">Response:</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Param Name</text:p>
            </table:table-cell>
            <table:table-cell table:style-name="Table6.A1" office:value-type="string">
              <text:p text:style-name="Table_20_Heading">When Returned</text:p>
            </table:table-cell>
            <table:table-cell table:style-name="Table6.A1" office:value-type="string">
              <text:p text:style-name="Table_20_Heading">Type</text:p>
            </table:table-cell>
            <table:table-cell table:style-name="Table6.D1" office:value-type="string">
              <text:p text:style-name="Table_20_Heading">Description</text:p>
            </table:table-cell>
          </table:table-row>
        </table:table-header-rows>
        <table:table-row table:style-name="Table6.1">
          <table:table-cell table:style-name="Table6.A2" office:value-type="string">
            <text:p text:style-name="P7">entryURL</text:p>
          </table:table-cell>
          <table:table-cell table:style-name="Table6.A2" office:value-type="string">
            <text:p text:style-name="P7">Always</text:p>
          </table:table-cell>
          <table:table-cell table:style-name="Table6.A2" office:value-type="string">
            <text:p text:style-name="P7">String</text:p>
          </table:table-cell>
          <table:table-cell table:style-name="Table6.D2" office:value-type="string">
            <text:p text:style-name="Table_20_Contents">The URL that the user can be sent to in order to join the meeting. <text:s/>When they go to this URL, BBB will setup their client session and redirect them into the conference.</text:p>
          </table:table-cell>
        </table:table-row>
      </table:table>
      <text:p text:style-name="P6"/>
      <text:h text:style-name="Heading_20_3" text:outline-level="3">Get meeting token (getToken)</text:h>
      <text:p text:style-name="Text_20_body">TODO: May or may not be needed.</text:p>
      <text:h text:style-name="Heading_20_2" text:outline-level="2">Back-office administration calls</text:h>
      <text:p text:style-name="Text_20_body">These calls may be used by the back-office applications to handle meeting management, etc.</text:p>
      <text:p text:style-name="Text_20_body">TODO: document th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Verdana"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end" style:justify-single-word="false"/>
      <style:text-properties style:font-name="Verdana1"/>
    </style:style>
    <style:style style:name="MP2" style:family="paragraph" style:parent-style-name="Footer">
      <style:paragraph-properties fo:text-align="start" style:justify-single-word="false"/>
      <style:text-properties style:font-name="Verdana1" fo:font-size="9pt" fo:font-style="italic" style:font-size-asian="9pt" style:font-style-asian="italic" style:font-size-complex="9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protect="content size position" style:wrap="run-through" style:number-wrapped-paragraphs="no-limit"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ext:p text:style-name="MP1"><draw:frame draw:style-name="Mfr1" draw:name="graphics2" text:anchor-type="paragraph" svg:x="0.022in" svg:y="0in" svg:width="1.6236in" svg:height="0.402in" draw:z-index="8"><draw:image xlink:href="Pictures/10000201000000C200000030D9434ABC.png" xlink:type="simple" xlink:show="embed" xlink:actuate="onLoad"/></draw:frame><draw:frame draw:style-name="Mfr2" draw:name="graphics1" text:anchor-type="paragraph" svg:x="1.1098in" svg:y="1.3598in" svg:width="4.5965in" svg:height="6.4098in" draw:z-index="17"><draw:image xlink:href="Pictures/100002010000056300000783BB64E431.png" xlink:type="simple" xlink:show="embed" xlink:actuate="onLoad"/></draw:frame>BigBlueButton API Documentation</text:p>
      </style:header>
      <style:footer>
        <text:p text:style-name="MP2">Author: Jeremy Thomerson<text:tab/>Page <text:page-number text:select-page="current">9</text:page-number> of <text:page-count>9</text:page-count><text:tab/><text:print-date style:data-style-name="N37">09/21/09</text:print-date> <text:print-time style:data-style-name="N43">04:59:03 PM</text:prin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5:39:48</meta:creation-date>
    <meta:print-date>2009-09-21T16:59:03</meta:print-date>
    <dc:date>2009-09-23T00:19:30</dc:date>
    <meta:editing-duration>PT06H49M41S</meta:editing-duration>
    <meta:editing-cycles>53</meta:editing-cycles>
    <meta:generator>OpenOffice.org/3.1$Unix OpenOffice.org_project/310m11$Build-9399</meta:generator>
    <meta:keyword>BigBlueButton web conferencing api documentation</meta:keyword>
    <dc:subject>BigBlueButton Third Party API</dc:subject>
    <dc:title>BigBlueButton API Documentation</dc:title>
    <meta:document-statistic meta:table-count="6" meta:image-count="2" meta:object-count="0" meta:page-count="9" meta:paragraph-count="221" meta:word-count="2776" meta:character-count="16782"/>
  </office:meta>
</office:document-meta>
</file>